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860.63pt" svg:height="357.65pt" svg:x="115.74pt" svg:y="4.51pt">
            <draw:object draw:notify-on-update-of-ranges="'set-results'.A1:'set-results'.A1 'set-results'.A2:'set-results'.A11 'set-results'.B1:'set-results'.B1 'set-results'.B2:'set-results'.B11 'set-results'.A1:'set-results'.A1 'set-results'.A2:'set-results'.A11 'set-results'.C1:'set-results'.C1 'set-results'.C2:'set-results'.C11 'set-results'.A1:'set-results'.A1 'set-results'.A2:'set-results'.A11 'set-results'.D1:'set-results'.D1 'set-results'.D2:'set-results'.D11 'set-results'.A1:'set-results'.A1 'set-results'.A2:'set-results'.A11 'set-results'.E1:'set-results'.E1 'set-results'.E2:'set-results'.E11 'set-results'.A1:'set-results'.A1 'set-results'.A2:'set-results'.A11 'set-results'.F1:'set-results'.F1 'set-results'.F2:'set-results'.F11 'set-results'.A1:'set-results'.A1 'set-results'.A2:'set-results'.A11 'set-results'.G1:'set-results'.G1 'set-results'.G2:'set-results'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8900" calcext:value-type="float">
            <text:p>13028900</text:p>
          </table:table-cell>
          <table:table-cell office:value-type="float" office:value="14369000" calcext:value-type="float">
            <text:p>14369000</text:p>
          </table:table-cell>
          <table:table-cell office:value-type="float" office:value="21227600" calcext:value-type="float">
            <text:p>21227600</text:p>
          </table:table-cell>
          <table:table-cell office:value-type="float" office:value="24314000" calcext:value-type="float">
            <text:p>24314000</text:p>
          </table:table-cell>
          <table:table-cell office:value-type="float" office:value="22491200" calcext:value-type="float">
            <text:p>22491200</text:p>
          </table:table-cell>
          <table:table-cell office:value-type="float" office:value="26669700" calcext:value-type="float">
            <text:p>26669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19300" calcext:value-type="float">
            <text:p>12319300</text:p>
          </table:table-cell>
          <table:table-cell office:value-type="float" office:value="12728700" calcext:value-type="float">
            <text:p>12728700</text:p>
          </table:table-cell>
          <table:table-cell office:value-type="float" office:value="13795400" calcext:value-type="float">
            <text:p>13795400</text:p>
          </table:table-cell>
          <table:table-cell office:value-type="float" office:value="23121300" calcext:value-type="float">
            <text:p>23121300</text:p>
          </table:table-cell>
          <table:table-cell office:value-type="float" office:value="13920600" calcext:value-type="float">
            <text:p>13920600</text:p>
          </table:table-cell>
          <table:table-cell office:value-type="float" office:value="14961800" calcext:value-type="float">
            <text:p>14961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76700" calcext:value-type="float">
            <text:p>12576700</text:p>
          </table:table-cell>
          <table:table-cell office:value-type="float" office:value="12579000" calcext:value-type="float">
            <text:p>12579000</text:p>
          </table:table-cell>
          <table:table-cell office:value-type="float" office:value="13391500" calcext:value-type="float">
            <text:p>13391500</text:p>
          </table:table-cell>
          <table:table-cell office:value-type="float" office:value="23075800" calcext:value-type="float">
            <text:p>23075800</text:p>
          </table:table-cell>
          <table:table-cell office:value-type="float" office:value="13776200" calcext:value-type="float">
            <text:p>13776200</text:p>
          </table:table-cell>
          <table:table-cell office:value-type="float" office:value="14759000" calcext:value-type="float">
            <text:p>14759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21500" calcext:value-type="float">
            <text:p>12321500</text:p>
          </table:table-cell>
          <table:table-cell office:value-type="float" office:value="12792500" calcext:value-type="float">
            <text:p>12792500</text:p>
          </table:table-cell>
          <table:table-cell office:value-type="float" office:value="12553300" calcext:value-type="float">
            <text:p>12553300</text:p>
          </table:table-cell>
          <table:table-cell office:value-type="float" office:value="23074200" calcext:value-type="float">
            <text:p>23074200</text:p>
          </table:table-cell>
          <table:table-cell office:value-type="float" office:value="13884400" calcext:value-type="float">
            <text:p>13884400</text:p>
          </table:table-cell>
          <table:table-cell office:value-type="float" office:value="14800900" calcext:value-type="float">
            <text:p>148009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35200" calcext:value-type="float">
            <text:p>12335200</text:p>
          </table:table-cell>
          <table:table-cell office:value-type="float" office:value="12797300" calcext:value-type="float">
            <text:p>12797300</text:p>
          </table:table-cell>
          <table:table-cell office:value-type="float" office:value="13024000" calcext:value-type="float">
            <text:p>13024000</text:p>
          </table:table-cell>
          <table:table-cell office:value-type="float" office:value="22696600" calcext:value-type="float">
            <text:p>22696600</text:p>
          </table:table-cell>
          <table:table-cell office:value-type="float" office:value="13891500" calcext:value-type="float">
            <text:p>13891500</text:p>
          </table:table-cell>
          <table:table-cell office:value-type="float" office:value="14458800" calcext:value-type="float">
            <text:p>144588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42900" calcext:value-type="float">
            <text:p>12542900</text:p>
          </table:table-cell>
          <table:table-cell office:value-type="float" office:value="12522400" calcext:value-type="float">
            <text:p>12522400</text:p>
          </table:table-cell>
          <table:table-cell office:value-type="float" office:value="12877900" calcext:value-type="float">
            <text:p>12877900</text:p>
          </table:table-cell>
          <table:table-cell office:value-type="float" office:value="22479100" calcext:value-type="float">
            <text:p>22479100</text:p>
          </table:table-cell>
          <table:table-cell office:value-type="float" office:value="13905300" calcext:value-type="float">
            <text:p>13905300</text:p>
          </table:table-cell>
          <table:table-cell office:value-type="float" office:value="14690100" calcext:value-type="float">
            <text:p>14690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75900" calcext:value-type="float">
            <text:p>12275900</text:p>
          </table:table-cell>
          <table:table-cell office:value-type="float" office:value="12468000" calcext:value-type="float">
            <text:p>12468000</text:p>
          </table:table-cell>
          <table:table-cell office:value-type="float" office:value="12993200" calcext:value-type="float">
            <text:p>12993200</text:p>
          </table:table-cell>
          <table:table-cell office:value-type="float" office:value="22102300" calcext:value-type="float">
            <text:p>22102300</text:p>
          </table:table-cell>
          <table:table-cell office:value-type="float" office:value="13996600" calcext:value-type="float">
            <text:p>13996600</text:p>
          </table:table-cell>
          <table:table-cell office:value-type="float" office:value="14296100" calcext:value-type="float">
            <text:p>14296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7600" calcext:value-type="float">
            <text:p>12507600</text:p>
          </table:table-cell>
          <table:table-cell office:value-type="float" office:value="12803600" calcext:value-type="float">
            <text:p>12803600</text:p>
          </table:table-cell>
          <table:table-cell office:value-type="float" office:value="12935900" calcext:value-type="float">
            <text:p>12935900</text:p>
          </table:table-cell>
          <table:table-cell office:value-type="float" office:value="22223300" calcext:value-type="float">
            <text:p>22223300</text:p>
          </table:table-cell>
          <table:table-cell office:value-type="float" office:value="13955700" calcext:value-type="float">
            <text:p>13955700</text:p>
          </table:table-cell>
          <table:table-cell office:value-type="float" office:value="14505900" calcext:value-type="float">
            <text:p>14505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40400" calcext:value-type="float">
            <text:p>12540400</text:p>
          </table:table-cell>
          <table:table-cell office:value-type="float" office:value="12708900" calcext:value-type="float">
            <text:p>12708900</text:p>
          </table:table-cell>
          <table:table-cell office:value-type="float" office:value="13158000" calcext:value-type="float">
            <text:p>13158000</text:p>
          </table:table-cell>
          <table:table-cell office:value-type="float" office:value="21878800" calcext:value-type="float">
            <text:p>21878800</text:p>
          </table:table-cell>
          <table:table-cell office:value-type="float" office:value="13706200" calcext:value-type="float">
            <text:p>13706200</text:p>
          </table:table-cell>
          <table:table-cell office:value-type="float" office:value="14472500" calcext:value-type="float">
            <text:p>14472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65700" calcext:value-type="float">
            <text:p>12265700</text:p>
          </table:table-cell>
          <table:table-cell office:value-type="float" office:value="12689600" calcext:value-type="float">
            <text:p>12689600</text:p>
          </table:table-cell>
          <table:table-cell office:value-type="float" office:value="12788800" calcext:value-type="float">
            <text:p>12788800</text:p>
          </table:table-cell>
          <table:table-cell office:value-type="float" office:value="20962300" calcext:value-type="float">
            <text:p>20962300</text:p>
          </table:table-cell>
          <table:table-cell office:value-type="float" office:value="13818200" calcext:value-type="float">
            <text:p>13818200</text:p>
          </table:table-cell>
          <table:table-cell office:value-type="float" office:value="14373300" calcext:value-type="float">
            <text:p>14373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5:17:06.094643662</dc:date>
    <dc:creator>andrew </dc:creator>
    <meta:editing-duration>PT1M20S</meta:editing-duration>
    <meta:editing-cycles>1</meta:editing-cycles>
    <meta:document-statistic meta:table-count="1" meta:cell-count="77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62cm" svg:height="12.618cm" xlink:href=".." xlink:type="simple" chart:class="chart:scatter" chart:style-name="ch1">
        <chart:legend chart:legend-position="end" svg:x="22.218cm" svg:y="4.765cm" style:legend-expansion="high" chart:style-name="ch2"/>
        <chart:plot-area chart:style-name="ch3" table:cell-range-address="'set-results'.A1:'set-results'.G11" chart:data-source-has-labels="row" svg:x="0.607cm" svg:y="0.252cm" svg:width="21.004cm" svg:height="12.114cm">
          <chartooo:coordinate-region svg:x="2.34cm" svg:y="0.451cm" svg:width="19.084cm" svg:height="11.2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B2:'set-results'.B11" chart:label-cell-address="'set-results'.B1:'set-results'.B1" chart:class="chart:scatter">
            <chart:domain table:cell-range-address="'set-results'.A2:'set-results'.A11"/>
            <chart:data-point chart:repeated="10"/>
          </chart:series>
          <chart:series chart:style-name="ch7" chart:values-cell-range-address="'set-results'.C2:'set-results'.C11" chart:label-cell-address="'set-results'.C1:'set-results'.C1" chart:class="chart:scatter">
            <chart:data-point chart:repeated="10"/>
          </chart:series>
          <chart:series chart:style-name="ch8" chart:values-cell-range-address="'set-results'.D2:'set-results'.D11" chart:label-cell-address="'set-results'.D1:'set-results'.D1" chart:class="chart:scatter">
            <chart:data-point chart:repeated="10"/>
          </chart:series>
          <chart:series chart:style-name="ch9" chart:values-cell-range-address="'set-results'.E2:'set-results'.E11" chart:label-cell-address="'set-results'.E1:'set-results'.E1" chart:class="chart:scatter">
            <chart:data-point chart:repeated="10"/>
          </chart:series>
          <chart:series chart:style-name="ch10" chart:values-cell-range-address="'set-results'.F2:'set-results'.F11" chart:label-cell-address="'set-results'.F1:'set-results'.F1" chart:class="chart:scatter">
            <chart:data-point chart:repeated="10"/>
          </chart:series>
          <chart:series chart:style-name="ch11" chart:values-cell-range-address="'set-results'.G2:'set-results'.G11" chart:label-cell-address="'set-results'.G1:'set-results'.G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'.C1:'set-results'.C1</svg:desc>
                </draw:g>
              </table:table-cell>
              <table:table-cell office:value-type="string">
                <text:p>std::unordered_set with mutex"</text:p>
                <draw:g>
                  <svg:desc>'set-results'.D1:'set-results'.D1</svg:desc>
                </draw:g>
              </table:table-cell>
              <table:table-cell office:value-type="string">
                <text:p>std::unordered_set with spin-lock"</text:p>
                <draw:g>
                  <svg:desc>'set-results'.E1:'set-results'.E1</svg:desc>
                </draw:g>
              </table:table-cell>
              <table:table-cell office:value-type="string">
                <text:p>tbb::concurent_hash_map"</text:p>
                <draw:g>
                  <svg:desc>'set-results'.F1:'set-results'.F1</svg:desc>
                </draw:g>
              </table:table-cell>
              <table:table-cell office:value-type="string">
                <text:p>cds::michael_set"</text:p>
                <draw:g>
                  <svg:desc>'set-results'.G1:'set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11</svg:desc>
                </draw:g>
              </table:table-cell>
              <table:table-cell office:value-type="float" office:value="13028900">
                <text:p>13028900</text:p>
                <draw:g>
                  <svg:desc>'set-results'.B2:'set-results'.B11</svg:desc>
                </draw:g>
              </table:table-cell>
              <table:table-cell office:value-type="float" office:value="14369000">
                <text:p>14369000</text:p>
                <draw:g>
                  <svg:desc>'set-results'.C2:'set-results'.C11</svg:desc>
                </draw:g>
              </table:table-cell>
              <table:table-cell office:value-type="float" office:value="21227600">
                <text:p>21227600</text:p>
                <draw:g>
                  <svg:desc>'set-results'.D2:'set-results'.D11</svg:desc>
                </draw:g>
              </table:table-cell>
              <table:table-cell office:value-type="float" office:value="24314000">
                <text:p>24314000</text:p>
                <draw:g>
                  <svg:desc>'set-results'.E2:'set-results'.E11</svg:desc>
                </draw:g>
              </table:table-cell>
              <table:table-cell office:value-type="float" office:value="22491200">
                <text:p>22491200</text:p>
                <draw:g>
                  <svg:desc>'set-results'.F2:'set-results'.F11</svg:desc>
                </draw:g>
              </table:table-cell>
              <table:table-cell office:value-type="float" office:value="26669700">
                <text:p>26669700</text:p>
                <draw:g>
                  <svg:desc>'set-results'.G2:'set-results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319300">
                <text:p>12319300</text:p>
              </table:table-cell>
              <table:table-cell office:value-type="float" office:value="12728700">
                <text:p>12728700</text:p>
              </table:table-cell>
              <table:table-cell office:value-type="float" office:value="13795400">
                <text:p>13795400</text:p>
              </table:table-cell>
              <table:table-cell office:value-type="float" office:value="23121300">
                <text:p>23121300</text:p>
              </table:table-cell>
              <table:table-cell office:value-type="float" office:value="13920600">
                <text:p>13920600</text:p>
              </table:table-cell>
              <table:table-cell office:value-type="float" office:value="14961800">
                <text:p>14961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576700">
                <text:p>12576700</text:p>
              </table:table-cell>
              <table:table-cell office:value-type="float" office:value="12579000">
                <text:p>12579000</text:p>
              </table:table-cell>
              <table:table-cell office:value-type="float" office:value="13391500">
                <text:p>13391500</text:p>
              </table:table-cell>
              <table:table-cell office:value-type="float" office:value="23075800">
                <text:p>23075800</text:p>
              </table:table-cell>
              <table:table-cell office:value-type="float" office:value="13776200">
                <text:p>13776200</text:p>
              </table:table-cell>
              <table:table-cell office:value-type="float" office:value="14759000">
                <text:p>1475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321500">
                <text:p>12321500</text:p>
              </table:table-cell>
              <table:table-cell office:value-type="float" office:value="12792500">
                <text:p>12792500</text:p>
              </table:table-cell>
              <table:table-cell office:value-type="float" office:value="12553300">
                <text:p>12553300</text:p>
              </table:table-cell>
              <table:table-cell office:value-type="float" office:value="23074200">
                <text:p>23074200</text:p>
              </table:table-cell>
              <table:table-cell office:value-type="float" office:value="13884400">
                <text:p>13884400</text:p>
              </table:table-cell>
              <table:table-cell office:value-type="float" office:value="14800900">
                <text:p>14800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335200">
                <text:p>12335200</text:p>
              </table:table-cell>
              <table:table-cell office:value-type="float" office:value="12797300">
                <text:p>12797300</text:p>
              </table:table-cell>
              <table:table-cell office:value-type="float" office:value="13024000">
                <text:p>13024000</text:p>
              </table:table-cell>
              <table:table-cell office:value-type="float" office:value="22696600">
                <text:p>22696600</text:p>
              </table:table-cell>
              <table:table-cell office:value-type="float" office:value="13891500">
                <text:p>13891500</text:p>
              </table:table-cell>
              <table:table-cell office:value-type="float" office:value="14458800">
                <text:p>14458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542900">
                <text:p>12542900</text:p>
              </table:table-cell>
              <table:table-cell office:value-type="float" office:value="12522400">
                <text:p>12522400</text:p>
              </table:table-cell>
              <table:table-cell office:value-type="float" office:value="12877900">
                <text:p>12877900</text:p>
              </table:table-cell>
              <table:table-cell office:value-type="float" office:value="22479100">
                <text:p>22479100</text:p>
              </table:table-cell>
              <table:table-cell office:value-type="float" office:value="13905300">
                <text:p>13905300</text:p>
              </table:table-cell>
              <table:table-cell office:value-type="float" office:value="14690100">
                <text:p>14690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2275900">
                <text:p>12275900</text:p>
              </table:table-cell>
              <table:table-cell office:value-type="float" office:value="12468000">
                <text:p>12468000</text:p>
              </table:table-cell>
              <table:table-cell office:value-type="float" office:value="12993200">
                <text:p>12993200</text:p>
              </table:table-cell>
              <table:table-cell office:value-type="float" office:value="22102300">
                <text:p>22102300</text:p>
              </table:table-cell>
              <table:table-cell office:value-type="float" office:value="13996600">
                <text:p>13996600</text:p>
              </table:table-cell>
              <table:table-cell office:value-type="float" office:value="14296100">
                <text:p>14296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2507600">
                <text:p>12507600</text:p>
              </table:table-cell>
              <table:table-cell office:value-type="float" office:value="12803600">
                <text:p>12803600</text:p>
              </table:table-cell>
              <table:table-cell office:value-type="float" office:value="12935900">
                <text:p>12935900</text:p>
              </table:table-cell>
              <table:table-cell office:value-type="float" office:value="22223300">
                <text:p>22223300</text:p>
              </table:table-cell>
              <table:table-cell office:value-type="float" office:value="13955700">
                <text:p>13955700</text:p>
              </table:table-cell>
              <table:table-cell office:value-type="float" office:value="14505900">
                <text:p>14505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40400">
                <text:p>12540400</text:p>
              </table:table-cell>
              <table:table-cell office:value-type="float" office:value="12708900">
                <text:p>12708900</text:p>
              </table:table-cell>
              <table:table-cell office:value-type="float" office:value="13158000">
                <text:p>13158000</text:p>
              </table:table-cell>
              <table:table-cell office:value-type="float" office:value="21878800">
                <text:p>21878800</text:p>
              </table:table-cell>
              <table:table-cell office:value-type="float" office:value="13706200">
                <text:p>13706200</text:p>
              </table:table-cell>
              <table:table-cell office:value-type="float" office:value="14472500">
                <text:p>1447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2265700">
                <text:p>12265700</text:p>
              </table:table-cell>
              <table:table-cell office:value-type="float" office:value="12689600">
                <text:p>12689600</text:p>
              </table:table-cell>
              <table:table-cell office:value-type="float" office:value="12788800">
                <text:p>12788800</text:p>
              </table:table-cell>
              <table:table-cell office:value-type="float" office:value="20962300">
                <text:p>20962300</text:p>
              </table:table-cell>
              <table:table-cell office:value-type="float" office:value="13818200">
                <text:p>13818200</text:p>
              </table:table-cell>
              <table:table-cell office:value-type="float" office:value="14373300">
                <text:p>14373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